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afafa" draw:textarea-horizontal-align="justify" draw:textarea-vertical-align="middle" draw:auto-grow-height="false" fo:min-height="0.75cm" fo:min-width="1.2cm"/>
      <style:paragraph-properties style:writing-mode="lr-tb"/>
    </style:style>
    <style:style style:name="gr2" style:family="graphic" style:parent-style-name="objectwithoutfill">
      <style:graphic-properties svg:stroke-color="#000000" draw:marker-end="Line" draw:marker-end-width="0.6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svg:stroke-color="#000000" draw:fill-color="#fafafa" draw:textarea-horizontal-align="justify" draw:textarea-vertical-align="middle" draw:auto-grow-height="false" fo:min-height="0.751cm" fo:min-width="2.501cm" fo:wrap-option="no-wrap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9.715cm" style:use-optimal-column-width="false"/>
    </style:style>
    <style:style style:name="ro1" style:family="table-row">
      <style:table-row-properties style:row-height="1.08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0.975cm" style:use-optimal-row-height="false"/>
    </style:style>
    <style:style style:name="ce1" style:family="table-cell">
      <loext:graphic-properties draw:fill="none"/>
      <style:paragraph-properties fo:border="0.03pt solid #000000"/>
      <style:text-properties fo:font-size="12pt" style:font-size-asian="12pt" style:font-size-complex="12pt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loext:graphic-properties draw:fill-color="#fafafa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margin-top="0cm" fo:margin-bottom="0.21cm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standard" draw:layer="layout" svg:width="14.098cm" svg:height="6.657cm" svg:x="2.184cm" svg:y="3.67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DijkstraInfo</text:p>
              </table:table-cell>
            </table:table-row>
            <table:table-row table:style-name="ro2">
              <table:table-cell table:style-name="ce1">
                <text:p text:style-name="P1">-vertex: Vertex</text:p>
                <text:p text:style-name="P1">-distanz: double</text:p>
                <text:p text:style-name="P1">-vorgaenger: Vertex</text:p>
              </table:table-cell>
            </table:table-row>
            <table:table-row table:style-name="ro3">
              <table:table-cell table:style-name="ce1">
                <text:p text:style-name="P1">+DijkstraInfo(pVertex: Vertex, pDistanz: double, pVorgaenger: Vertex)</text:p>
                <text:p text:style-name="P1">+getVertex(): Vertex</text:p>
                <text:p text:style-name="P1">+getDistanz(): double</text:p>
                <text:p text:style-name="P1">+getVorgaenger(): Vertex</text:p>
                <text:p text:style-name="P1">+setDistanz(pDistanz: double)</text:p>
                <text:p text:style-name="P1">+setVorgaenger(pVorgaenger: Vertex)</text:p>
                <text:p text:style-name="P1">+toString(): String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714cm" svg:height="4.685cm" svg:x="1.785cm" svg:y="12.718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DijkstraTest</text:p>
              </table:table-cell>
            </table:table-row>
            <table:table-row table:style-name="ro4">
              <table:table-cell table:style-name="ce1">
                <text:p text:style-name="P1">-graph: Graph</text:p>
              </table:table-cell>
            </table:table-row>
            <table:table-row table:style-name="ro3">
              <table:table-cell table:style-name="ce1">
                <text:p text:style-name="P1">+DijksTest()</text:p>
                <text:p text:style-name="P1">- initMap()</text:p>
                <text:p text:style-name="P1">+inGelbeListeUpdaten(pDijkstraInfo: DijkstraInfo)</text:p>
                <text:p text:style-name="P1">+dijjkstraAlgorithmus(sStart: String)</text:p>
                <text:p text:style-name="P1">+main(….)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" draw:text-style-name="P3" draw:layer="layout" svg:width="1.7cm" svg:height="1cm" svg:x="14.7cm" svg:y="14.5cm">
          <text:p text:style-name="P2"><text:span text:style-name="T1">List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11.6cm" svg:y1="15cm" svg:x2="14.6cm" svg:y2="15cm">
          <text:p/>
        </draw:line>
        <draw:line draw:style-name="gr2" draw:text-style-name="P4" draw:layer="layout" svg:x1="11.6cm" svg:y1="16.8cm" svg:x2="15.6cm" svg:y2="16.8cm">
          <text:p/>
        </draw:line>
        <draw:frame draw:style-name="gr3" draw:text-style-name="P5" draw:layer="layout" svg:width="4cm" svg:height="0.725cm" svg:x="11.6cm" svg:y="14cm">
          <draw:text-box>
            <text:p text:style-name="P1"><text:span text:style-name="T1">-gelbeListe</text:span></text:p>
          </draw:text-box>
        </draw:frame>
        <draw:frame draw:style-name="gr3" draw:text-style-name="P5" draw:layer="layout" svg:width="4cm" svg:height="0.725cm" svg:x="11.6cm" svg:y="16.901cm">
          <draw:text-box>
            <text:p text:style-name="P1"><text:span text:style-name="T1">-roteListe</text:span></text:p>
          </draw:text-box>
        </draw:frame>
        <draw:custom-shape draw:style-name="gr4" draw:text-style-name="P3" draw:layer="layout" svg:width="3cm" svg:height="1cm" svg:x="14.6cm" svg:y="12cm">
          <text:p text:style-name="P2"><text:span text:style-name="T1">ContentType:</text:span><text:span text:style-name="T1"><text:line-break/></text:span><text:span text:style-name="T1">DijkstraInfo</text:span></text:p>
          <draw:enhanced-geometry svg:viewBox="0 0 21600 21600" draw:glue-points="10800 0 0 10800 10800 21600 21600 10800 ?f40 ?f41" draw:text-areas="0 0 21600 21600" draw:type="rectangular-callout" draw:modifiers="5290.23658780407 54809.19080919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3" draw:layer="layout" svg:width="1.7cm" svg:height="1cm" svg:x="15.701cm" svg:y="16.4cm">
          <text:p text:style-name="P2"><text:span text:style-name="T1">Lis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cm" svg:x="17cm" svg:y="13.9cm">
          <text:p text:style-name="P2"><text:span text:style-name="T1">ContentType:</text:span><text:span text:style-name="T1"><text:line-break/></text:span><text:span text:style-name="T1">DijkstraInfo</text:span></text:p>
          <draw:enhanced-geometry svg:viewBox="0 0 21600 21600" draw:glue-points="10800 0 0 10800 10800 21600 21600 10800 ?f40 ?f41" draw:text-areas="0 0 21600 21600" draw:type="rectangular-callout" draw:modifiers="-2735.0883038987 51917.68231768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7" draw:layer="layout" svg:width="18cm" svg:height="1.195cm" svg:x="1.5cm" svg:y="1.6cm">
          <draw:text-box>
            <text:p text:style-name="P6"><text:span text:style-name="T2">Die Klassen DijkstraInfo und DijkstraTest</text:span></text:p>
          </draw:text-box>
        </draw:frame>
        <draw:frame draw:style-name="gr3" draw:text-style-name="P9" draw:layer="layout" svg:width="18cm" svg:height="6.251cm" svg:x="1.5cm" svg:y="18.5cm">
          <draw:text-box>
            <text:p text:style-name="P8"><text:span text:style-name="T3">Hinweise:</text:span></text:p>
            <text:list text:style-name="L2">
              <text:list-item>
                <text:p text:style-name="P8"><text:span text:style-name="T4">Zu implementieren ist die Methode dijkstraAlgorithmus</text:span></text:p>
              </text:list-item>
              <text:list-item>
                <text:p text:style-name="P8"><text:span text:style-name="T4">Die gelbe Liste ist immer nach Distanz sortiert; die kleinste Distanz ist vorne.</text:span></text:p>
              </text:list-item>
              <text:list-item>
                <text:p text:style-name="P8"><text:span text:style-name="T4">In die gelbe Liste nie direkt eingefügen!</text:span><text:span text:style-name="T4"><text:line-break/></text:span><text:span text:style-name="T4">Dafür immer die Methode gelbeListeUpdaten verwenden.</text:span></text:p>
              </text:list-item>
              <text:list-item>
                <text:p text:style-name="P8"><text:span text:style-name="T4">Die Methode gelbeListeUpdaten tut folgendes:</text:span></text:p>
                <text:list>
                  <text:list-item>
                    <text:p text:style-name="P8"><text:span text:style-name="T4">pDijkstraInfo an der richtigen Stelle eingefügt.</text:span></text:p>
                  </text:list-item>
                  <text:list-item>
                    <text:p text:style-name="P8"><text:span text:style-name="T4">Es wird darauf geachtet, dass der Vertex aus pDijkstraInfo nur einmal in gelbeListe vorhanden ist.</text:span><text:span text:style-name="T4"><text:line-break/></text:span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7.099cm" svg:height="4.623cm" svg:x="1.95cm" svg:y="2.104cm" presentation:class="title" presentation:placeholder="true">
        <draw:text-box/>
      </draw:frame>
      <draw:frame presentation:style-name="Standard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8-13T13:25:47.586000000</dc:date>
    <meta:editing-duration>PT8M36S</meta:editing-duration>
    <meta:editing-cycles>4</meta:editing-cycles>
    <meta:generator>LibreOffice/7.1.5.2$Windows_X86_64 LibreOffice_project/85f04e9f809797b8199d13c421bd8a2b025d52b5</meta:generator>
    <meta:document-statistic meta:object-count="35"/>
  </office:meta>
</office:document-meta>
</file>